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10" style:family="table-row">
      <style:table-row-properties style:min-row-height="0.0521in"/>
    </style:style>
    <style:style style:name="Таблица1.11" style:family="table-row">
      <style:table-row-properties style:min-row-height="0.05in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4792in" style:rel-column-width="13993*"/>
    </style:style>
    <style:style style:name="Table1.B" style:family="table-column">
      <style:table-column-properties style:column-width="5.4479in" style:rel-column-width="5154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4792in" style:rel-column-width="13993*"/>
    </style:style>
    <style:style style:name="Table2.B" style:family="table-column">
      <style:table-column-properties style:column-width="5.4479in" style:rel-column-width="5154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4792in" style:rel-column-width="13993*"/>
    </style:style>
    <style:style style:name="Table3.B" style:family="table-column">
      <style:table-column-properties style:column-width="5.4479in" style:rel-column-width="5154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3.9285in"/>
    </style:style>
    <style:style style:name="Table3.11" style:family="table-row">
      <style:table-row-properties style:min-row-height="0.0521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4792in" style:rel-column-width="13993*"/>
    </style:style>
    <style:style style:name="Table4.B" style:family="table-column">
      <style:table-column-properties style:column-width="5.4479in" style:rel-column-width="5154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4792in" style:rel-column-width="13993*"/>
    </style:style>
    <style:style style:name="Table5.B" style:family="table-column">
      <style:table-column-properties style:column-width="5.4479in" style:rel-column-width="5154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4792in" style:rel-column-width="13993*"/>
    </style:style>
    <style:style style:name="Table6.B" style:family="table-column">
      <style:table-column-properties style:column-width="5.4479in" style:rel-column-width="51542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4792in" style:rel-column-width="13993*"/>
    </style:style>
    <style:style style:name="Table7.B" style:family="table-column">
      <style:table-column-properties style:column-width="5.4479in" style:rel-column-width="51542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4792in" style:rel-column-width="13993*"/>
    </style:style>
    <style:style style:name="Table8.B" style:family="table-column">
      <style:table-column-properties style:column-width="5.4479in" style:rel-column-width="51542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4792in" style:rel-column-width="13993*"/>
    </style:style>
    <style:style style:name="Table9.B" style:family="table-column">
      <style:table-column-properties style:column-width="5.4479in" style:rel-column-width="51542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.6" style:family="table-row">
      <style:table-row-properties style:min-row-height="0.3222in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language="ru" fo:country="RU"/>
    </style:style>
    <style:style style:name="P11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22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 style:list-style-name="L11">
      <style:paragraph-properties fo:text-align="start" style:justify-single-word="false"/>
    </style:style>
    <style:style style:name="P25" style:family="paragraph" style:parent-style-name="Table_20_Contents" style:list-style-name="L13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language="en" fo:country="US"/>
    </style:style>
    <style:style style:name="P28" style:family="paragraph" style:parent-style-name="Table_20_Contents" style:list-style-name="L14">
      <style:paragraph-properties fo:text-align="start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5. </text:span>Работа с базой вакансий: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3">Создание вакансии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<text:span text:style-name="T1">R</text:span>-<text:span text:style-name="T1">5</text:span>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Добавление новой вакансии в базу. Внесение актуальных данных касательно вакансии.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Пользователь имеет права на создание новой вакансии 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>Новая вакансия внесена в базу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страницу с формой для создании новой вакансии.</text:p>
            <text:p text:style-name="P3">2. Система предоставляет страницу с формой для создании новой вакансии.</text:p>
            <text:p text:style-name="P3">3. Актер вводит данные новой вакансии.</text:p>
            <text:p text:style-name="P3">4. Актер запрашивает сохранение новой вакансии.</text:p>
            <text:p text:style-name="P3">5. Система проверяет заполненность всех обязательных полей.</text:p>
            <text:p text:style-name="P3">6. Система проверяет валидность введенных данных.</text:p>
            <text:p text:style-name="P3">7. Система сохраняет вакансию в базу. Выдает сообщения о успешном добавлении вакансии.</text:p>
          </table:table-cell>
        </table:table-row>
        <table:table-row table:style-name="Таблица1.10"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4а. Актер отменяет сохранение введенных данных:</text:p>
            <text:list xml:id="list35501028" text:style-name="L1">
              <text:list-item>
                <text:p text:style-name="P11">Актер запрашивает закрытие формы без предварительного сохранения введенных данных;</text:p>
              </text:list-item>
              <text:list-item>
                <text:p text:style-name="P11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1">Актер подтверждает закрытие формы без сохранение введенных данных;</text:p>
              </text:list-item>
              <text:list-item>
                <text:p text:style-name="P11">Система закрывает форму без сохраниния новой вакансии</text:p>
              </text:list-item>
            </text:list>
            <text:p text:style-name="P3">4<text:span text:style-name="T1">b</text:span>. В базе данных уже существует такая вакансия</text:p>
            <text:list xml:id="list35507032" text:style-name="L2">
              <text:list-item>
                <text:p text:style-name="P12">Система выдает предупреждение о том, что такя вакансия уже существует в базе данных;</text:p>
              </text:list-item>
              <text:list-item>
                <text:p text:style-name="P12">Система возвращает актеру форму для ввода данных;</text:p>
              </text:list-item>
              <text:list-item>
                <text:p text:style-name="P12">См. п. 4</text:p>
              </text:list-item>
            </text:list>
            <text:p text:style-name="P3">5а. Не заполнены обязательные поля:</text:p>
            <text:list xml:id="list35498003" text:style-name="L3">
              <text:list-item>
                <text:p text:style-name="P13">Система выдает предупреждение о том, что не все обязательные поля заполнены или не пользователю не назначена роль;</text:p>
              </text:list-item>
              <text:list-item>
                <text:p text:style-name="P13">Система подсвечивает незаполненные обязательные поля;</text:p>
              </text:list-item>
              <text:list-item>
                <text:p text:style-name="P13">Система возвращает актеру форму для ввода данных;</text:p>
              </text:list-item>
              <text:list-item>
                <text:p text:style-name="P13">См. п. 4</text:p>
              </text:list-item>
            </text:list>
            <text:p text:style-name="P3">6а. Поля заполнены некорректно:</text:p>
            <text:list xml:id="list35496596" text:style-name="L4">
              <text:list-item>
                <text:p text:style-name="P14">Система выдает предупреждение о том, что поля заполнены некорректно;</text:p>
              </text:list-item>
              <text:list-item>
                <text:p text:style-name="P14">Система подсвечивает некорректно заполненные поля;</text:p>
              </text:list-item>
              <text:list-item>
                <text:p text:style-name="P14">Система возвращает актеру форму для ввода данных;</text:p>
              </text:list-item>
              <text:list-item>
                <text:p text:style-name="P14">Актер редактирует введенные данные;</text:p>
              </text:list-item>
              <text:list-item>
                <text:p text:style-name="P14">См. п. 4</text:p>
              </text:list-item>
            </text:list>
            <text:p text:style-name="P3"><text:soft-page-break/></text:p>
          </table:table-cell>
        </table:table-row>
        <table:table-row table:style-name="Таблица1.11"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5"/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22">Просмотр списка вакансий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<text:span text:style-name="T1">R</text:span>-<text:span text:style-name="T1">5</text:span>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, Рекрутер Фрилансер (только внесенные им вакансии)</text:p>
          </table:table-cell>
        </table:table-row>
        <table:table-row table:style-name="Таблица2.6"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Пользователь имеет права на просмотр списка вакансий согласно назначенной роли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>Открыт список вакансий</text:p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рашивает страницу для просмотра вакансий;</text:p>
            <text:p text:style-name="P3">2. Система предоставляет страницу для просмотра вакансий;</text:p>
            <text:p text:style-name="P3"/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B1" office:value-type="string">
            <text:p text:style-name="P22">Поиск вакансии по базе</text:p>
          </table:table-cell>
        </table:table-row>
        <table:table-row>
          <table:table-cell table:style-name="Table1.A2" office:value-type="string">
            <text:p text:style-name="P1">Id</text:p>
          </table:table-cell>
          <table:table-cell table:style-name="Table1.B2" office:value-type="string">
            <text:p text:style-name="P3">Н<text:span text:style-name="T1">R</text:span>-<text:span text:style-name="T1">5</text:span>.3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P3">Пользовательская цель</text:p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3">Менеджер, Рекрутер Фрилансер (только внесенные им вакансии)</text:p>
          </table:table-cell>
        </table:table-row>
        <table:table-row>
          <table:table-cell table:style-name="Table1.A2" office:value-type="string">
            <text:p text:style-name="P1">Pre-Conditions</text:p>
          </table:table-cell>
          <table:table-cell table:style-name="Table1.B2" office:value-type="string">
            <text:p text:style-name="P3">Пользователь имеет права на просмотр списка вакансий согласно назначенной роли</text:p>
          </table:table-cell>
        </table:table-row>
        <table:table-row>
          <table:table-cell table:style-name="Table1.A2" office:value-type="string">
            <text:p text:style-name="P1">Post Conditions</text:p>
          </table:table-cell>
          <table:table-cell table:style-name="Table1.B2" office:value-type="string">
            <text:p text:style-name="P3">Открыт список найденных вакансий</text:p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Main Success Scenario</text:p>
          </table:table-cell>
          <table:table-cell table:style-name="Table1.B2" office:value-type="string">
            <text:p text:style-name="P3">1. Актер запрашивает страницу с формой для поиска вакансии;</text:p>
            <text:p text:style-name="P3">2. Система предоставляет страницу с формой для поиска вакансии;</text:p>
            <text:p text:style-name="P3">3. Актер вводит данные искомой вакансии;</text:p>
            <text:p text:style-name="P3">4. Актер запрашивает поиск вакансии.</text:p>
            <text:p text:style-name="P3">5. Система проверяет валидность введенных данных.</text:p>
            <text:p text:style-name="P3">6. Система возвращает список найденных вакансий; </text:p>
          </table:table-cell>
        </table:table-row>
        <text:soft-page-break/>
        <table:table-row>
          <table:table-cell table:style-name="Table1.A2" office:value-type="string">
            <text:p text:style-name="P1">Extensions</text:p>
          </table:table-cell>
          <table:table-cell table:style-name="Table1.B2" office:value-type="string">
            <text:p text:style-name="P3">5а. Поля заполнены не корректно:</text:p>
            <text:list xml:id="list35509044" text:style-name="L5">
              <text:list-item>
                <text:p text:style-name="P15">Система выдает предупреждение о том, что поля заполнены корректно;</text:p>
              </text:list-item>
              <text:list-item>
                <text:p text:style-name="P15">Система подсвечивает некорректно заполненные поля;</text:p>
              </text:list-item>
              <text:list-item>
                <text:p text:style-name="P15">Система возвращает актеру форму для ввода данных;</text:p>
              </text:list-item>
              <text:list-item>
                <text:p text:style-name="P15">Актер редактирует введенные данные;</text:p>
              </text:list-item>
              <text:list-item>
                <text:p text:style-name="P15">См. п. 4</text:p>
              </text:list-item>
            </text:list>
            <text:p text:style-name="P3">6а. Отсутствие вакансии в базе:</text:p>
            <text:list xml:id="list36375271" text:style-name="L9">
              <text:list-item>
                <text:p text:style-name="P19">Система выдает сообщение о том, что в базе отсутствуют вакансии, соответствующие заданным параметрам;</text:p>
              </text:list-item>
              <text:list-item>
                <text:p text:style-name="P19">Система возвращает актеру страницу с формой для поиска вакансий.</text:p>
              </text:list-item>
            </text:list>
          </table:table-cell>
        </table:table-row>
        <table:table-row>
          <table:table-cell table:style-name="Table1.A2" office:value-type="string">
            <text:p text:style-name="P1">Variations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Frequenc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ssumptions</text:p>
          </table:table-cell>
          <table:table-cell table:style-name="Table1.B2" office:value-type="string">
            <text:p text:style-name="P2"/>
          </table:table-cell>
        </table:table-row>
      </table:table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Use case</text:p>
          </table:table-cell>
          <table:table-cell table:style-name="Table2.B1" office:value-type="string">
            <text:p text:style-name="P22">Просмотр вакансии</text:p>
          </table:table-cell>
        </table:table-row>
        <table:table-row>
          <table:table-cell table:style-name="Table2.A2" office:value-type="string">
            <text:p text:style-name="P4">Id</text:p>
          </table:table-cell>
          <table:table-cell table:style-name="Table2.B2" office:value-type="string">
            <text:p text:style-name="P2">Н<text:span text:style-name="T1">R</text:span>-<text:span text:style-name="T1">5</text:span>.<text:span text:style-name="T2">4</text:span></text:p>
          </table:table-cell>
        </table:table-row>
        <table:table-row>
          <table:table-cell table:style-name="Table2.A2" office:value-type="string">
            <text:p text:style-name="P4">Description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Level</text:p>
          </table:table-cell>
          <table:table-cell table:style-name="Table2.B2" office:value-type="string">
            <text:p text:style-name="P2">Пользовательская цель</text:p>
          </table:table-cell>
        </table:table-row>
        <table:table-row>
          <table:table-cell table:style-name="Table2.A2" office:value-type="string">
            <text:p text:style-name="P4">Actors</text:p>
          </table:table-cell>
          <table:table-cell table:style-name="Table2.B2" office:value-type="string">
            <text:p text:style-name="P2">Менеджер, Рекрутер Фрилансейр </text:p>
          </table:table-cell>
        </table:table-row>
        <table:table-row>
          <table:table-cell table:style-name="Table2.A2" office:value-type="string">
            <text:p text:style-name="P4">Pre-Conditions</text:p>
          </table:table-cell>
          <table:table-cell table:style-name="Table2.B2" office:value-type="string">
            <text:p text:style-name="P2"><text:span text:style-name="T2">Пользователь имеет права на просмотр профиля вакансии согласно назначенной роли</text:span>. Открыты результаты поиска вакансии.</text:p>
          </table:table-cell>
        </table:table-row>
        <table:table-row>
          <table:table-cell table:style-name="Table2.A2" office:value-type="string">
            <text:p text:style-name="P4">Post Conditions</text:p>
          </table:table-cell>
          <table:table-cell table:style-name="Table2.B2" office:value-type="string">
            <text:p text:style-name="P2">Открыт <text:span text:style-name="T2">профиль вакансии для просмотра</text:span></text:p>
          </table:table-cell>
        </table:table-row>
        <table:table-row>
          <table:table-cell table:style-name="Table2.A2" office:value-type="string">
            <text:p text:style-name="P4">Trigger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Main Success Scenario</text:p>
          </table:table-cell>
          <table:table-cell table:style-name="Table2.B2" office:value-type="string">
            <text:p text:style-name="P2">1. Актер запрашивает <text:span text:style-name="T2">страницу для просмотра конкретной вакансии;</text:span></text:p>
            <text:p text:style-name="P2">2. Система предоставляет <text:span text:style-name="T2">страницу для</text:span> просмотра вакансии.</text:p>
          </table:table-cell>
        </table:table-row>
        <table:table-row>
          <table:table-cell table:style-name="Table2.A2" office:value-type="string">
            <text:p text:style-name="P4">Extensions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Variations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Frequency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Assumptions</text:p>
          </table:table-cell>
          <table:table-cell table:style-name="Table2.B2" office:value-type="string">
            <text:p text:style-name="P2"/>
          </table:table-cell>
        </table:table-row>
      </table:table>
      <text:p text:style-name="P5"/>
      <text:p text:style-name="P5"/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Use case</text:p>
          </table:table-cell>
          <table:table-cell table:style-name="Table3.B1" office:value-type="string">
            <text:p text:style-name="P22">Редактирование вакансии</text:p>
          </table:table-cell>
        </table:table-row>
        <table:table-row>
          <table:table-cell table:style-name="Table3.A2" office:value-type="string">
            <text:p text:style-name="P1">Id</text:p>
          </table:table-cell>
          <table:table-cell table:style-name="Table3.B2" office:value-type="string">
            <text:p text:style-name="P3">Н<text:span text:style-name="T1">R</text:span>-<text:span text:style-name="T1">5</text:span>.5</text:p>
          </table:table-cell>
        </table:table-row>
        <table:table-row>
          <table:table-cell table:style-name="Table3.A2" office:value-type="string">
            <text:p text:style-name="P1">Description</text:p>
          </table:table-cell>
          <table:table-cell table:style-name="Table3.B2" office:value-type="string">
            <text:p text:style-name="P3">Внесение актуальных данных касательно вакансии</text:p>
          </table:table-cell>
        </table:table-row>
        <table:table-row>
          <table:table-cell table:style-name="Table3.A2" office:value-type="string">
            <text:p text:style-name="P1">Level</text:p>
          </table:table-cell>
          <table:table-cell table:style-name="Table3.B2" office:value-type="string">
            <text:p text:style-name="P3">Пользовательская цель</text:p>
          </table:table-cell>
        </table:table-row>
        <table:table-row>
          <table:table-cell table:style-name="Table3.A2" office:value-type="string">
            <text:p text:style-name="P1">Actors</text:p>
          </table:table-cell>
          <table:table-cell table:style-name="Table3.B2" office:value-type="string">
            <text:p text:style-name="P3">Менеджер, Рекрутер, Фрилансер (добавленные им вакансии)</text:p>
          </table:table-cell>
        </table:table-row>
        <text:soft-page-break/>
        <table:table-row>
          <table:table-cell table:style-name="Table3.A2" office:value-type="string">
            <text:p text:style-name="P1">Pre-Conditions</text:p>
          </table:table-cell>
          <table:table-cell table:style-name="Table3.B2" office:value-type="string">
            <text:p text:style-name="P3">Пользователь имеет права на редактирование профиля вакансии согласно назначенной роли. Открыты результаты поиска вакансии.</text:p>
          </table:table-cell>
        </table:table-row>
        <table:table-row>
          <table:table-cell table:style-name="Table3.A2" office:value-type="string">
            <text:p text:style-name="P1">Post Conditions</text:p>
          </table:table-cell>
          <table:table-cell table:style-name="Table3.B2" office:value-type="string">
            <text:p text:style-name="P3">Существующая вакансия изменена</text:p>
          </table:table-cell>
        </table:table-row>
        <table:table-row>
          <table:table-cell table:style-name="Table3.A2" office:value-type="string">
            <text:p text:style-name="P1">Trigger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Main Success Scenario</text:p>
          </table:table-cell>
          <table:table-cell table:style-name="Table3.B2" office:value-type="string">
            <text:p text:style-name="P3">1. Актер запрашивает страницу для просмотра и редактирования конкретной вакансии;</text:p>
            <text:p text:style-name="P3">2. Система предоставляет страницу для просмотра и редактирования вакансии;</text:p>
            <text:p text:style-name="P3">3. Актер производит редактирование данных по вакансии;</text:p>
            <text:p text:style-name="P3">4. Актер запрашивает сохранение отредактированной вакансии;</text:p>
            <text:p text:style-name="P3">5. Система проверяет заполненность всех обязательных полей;</text:p>
            <text:p text:style-name="P3">6. Система проверяет валидность введенных данных;</text:p>
            <text:p text:style-name="P3">7. Система производит сохранение изменений по вакансии; </text:p>
            <text:p text:style-name="P3">8. Система выдает сообщения о успешном изменении вакансии;</text:p>
          </table:table-cell>
        </table:table-row>
        <table:table-row table:style-name="Table3.10">
          <table:table-cell table:style-name="Table3.A2" office:value-type="string">
            <text:p text:style-name="P1">Extensions</text:p>
          </table:table-cell>
          <table:table-cell table:style-name="Table3.B2" office:value-type="string">
            <text:p text:style-name="P3">4а. Актер отменяет сохранение введенных данных:</text:p>
            <text:list xml:id="list35498587" text:style-name="L6">
              <text:list-item>
                <text:p text:style-name="P16">Актер запрашивает закрытие страницы без предварительного сохранения введенных данных;</text:p>
              </text:list-item>
              <text:list-item>
                <text:p text:style-name="P16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6">Актер подтверждает закрытие страницы без сохранение введенных данных;</text:p>
              </text:list-item>
              <text:list-item>
                <text:p text:style-name="P16">Система закрывает страницу без сохраниния.</text:p>
              </text:list-item>
            </text:list>
            <text:p text:style-name="P3">5а. Не заполнены обязательные поля:</text:p>
            <text:list xml:id="list35507598" text:style-name="L7">
              <text:list-item>
                <text:p text:style-name="P17">Система выдает предупреждение о том, что не все обязательные поля заполнены;</text:p>
              </text:list-item>
              <text:list-item>
                <text:p text:style-name="P17">Система подсвечивает незаполненные обязательные поля;</text:p>
              </text:list-item>
              <text:list-item>
                <text:p text:style-name="P17">Система возвращает актеру страницу для ввода данных;</text:p>
              </text:list-item>
              <text:list-item>
                <text:p text:style-name="P17">См. п. 4</text:p>
              </text:list-item>
            </text:list>
            <text:p text:style-name="P3">6а. Поля заполнены некорректно:</text:p>
            <text:list xml:id="list35487490" text:style-name="L8">
              <text:list-item>
                <text:p text:style-name="P18">Система выдает предупреждение о том, что поля заполнены некорректно;</text:p>
              </text:list-item>
              <text:list-item>
                <text:p text:style-name="P18">Система подсвечивает некорректно заполненные поля;</text:p>
              </text:list-item>
              <text:list-item>
                <text:p text:style-name="P18">Система возвращает актеру страницу для ввода данных;</text:p>
              </text:list-item>
              <text:list-item>
                <text:p text:style-name="P18">Актер редактирует введенные данные;</text:p>
              </text:list-item>
              <text:list-item>
                <text:p text:style-name="P18">См. п. 4</text:p>
              </text:list-item>
            </text:list>
          </table:table-cell>
        </table:table-row>
        <table:table-row table:style-name="Table3.11">
          <table:table-cell table:style-name="Table3.A2" office:value-type="string">
            <text:p text:style-name="P1">Variations</text:p>
          </table:table-cell>
          <table:table-cell table:style-name="Table3.B2" office:value-type="string">
            <text:p text:style-name="P2"/>
          </table:table-cell>
        </table:table-row>
        <table:table-row table:style-name="Table3.11">
          <table:table-cell table:style-name="Table3.A2" office:value-type="string">
            <text:p text:style-name="P1">Frequency</text:p>
          </table:table-cell>
          <table:table-cell table:style-name="Table3.B2" office:value-type="string">
            <text:p text:style-name="P2"/>
          </table:table-cell>
        </table:table-row>
        <table:table-row table:style-name="Table3.11">
          <table:table-cell table:style-name="Table3.A2" office:value-type="string">
            <text:p text:style-name="P1">Assumptions</text:p>
          </table:table-cell>
          <table:table-cell table:style-name="Table3.B2" office:value-type="string">
            <text:p text:style-name="P2"/>
          </table:table-cell>
        </table:table-row>
      </table:table>
      <text:p text:style-name="P5"/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Use case</text:p>
          </table:table-cell>
          <table:table-cell table:style-name="Table4.B1" office:value-type="string">
            <text:p text:style-name="P22">Добавление кандидата к вакансии</text:p>
          </table:table-cell>
        </table:table-row>
        <table:table-row>
          <table:table-cell table:style-name="Table4.A2" office:value-type="string">
            <text:p text:style-name="P1">Id</text:p>
          </table:table-cell>
          <table:table-cell table:style-name="Table4.B2" office:value-type="string">
            <text:p text:style-name="P3">Н<text:span text:style-name="T1">R</text:span>-<text:span text:style-name="T1">5</text:span>.6</text:p>
          </table:table-cell>
        </table:table-row>
        <table:table-row>
          <table:table-cell table:style-name="Table4.A2" office:value-type="string">
            <text:p text:style-name="P1">Description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1">Level</text:p>
          </table:table-cell>
          <table:table-cell table:style-name="Table4.B2" office:value-type="string">
            <text:p text:style-name="P3">Пользовательская цель</text:p>
          </table:table-cell>
        </table:table-row>
        <table:table-row>
          <table:table-cell table:style-name="Table4.A2" office:value-type="string">
            <text:p text:style-name="P1">Actors</text:p>
          </table:table-cell>
          <table:table-cell table:style-name="Table4.B2" office:value-type="string">
            <text:p text:style-name="P3">Менеджер, Рекрутер, Фрилансер </text:p>
          </table:table-cell>
        </table:table-row>
        <text:soft-page-break/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P3">Пользователь имеет права на добавления кандидата к вакансии согласно назначенной роли. Открыта страница с вакансией</text:p>
          </table:table-cell>
        </table:table-row>
        <table:table-row>
          <table:table-cell table:style-name="Table4.A2" office:value-type="string">
            <text:p text:style-name="P1">Post Conditions</text:p>
          </table:table-cell>
          <table:table-cell table:style-name="Table4.B2" office:value-type="string">
            <text:p text:style-name="P3">Кандидат прикреплен к вакансии</text:p>
          </table:table-cell>
        </table:table-row>
        <table:table-row>
          <table:table-cell table:style-name="Table4.A2" office:value-type="string">
            <text:p text:style-name="P1">Trigger</text:p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1">Main Success Scenario</text:p>
          </table:table-cell>
          <table:table-cell table:style-name="Table4.B2" office:value-type="string">
            <text:p text:style-name="P3">1. Актер запрашивает добавление кандидата к вакансии;</text:p>
            <text:p text:style-name="P3">2. Система предоставляет форму <text:s/>поиска и добавления кандидатов;</text:p>
            <text:p text:style-name="P3">3. Актер вводит параметры поиска;</text:p>
            <text:p text:style-name="P3">4. Система возвращает результаты поиска;</text:p>
            <text:p text:style-name="P3">5. Актер выбирает кандидатов;</text:p>
            <text:p text:style-name="P3">6. Актер запрашивает добавление выбранных кандидатов к вакансии;</text:p>
            <text:p text:style-name="P3">7. Система добавляет выбранных кандидатов.</text:p>
          </table:table-cell>
        </table:table-row>
        <table:table-row>
          <table:table-cell table:style-name="Table4.A2" office:value-type="string">
            <text:p text:style-name="P1">Extensions</text:p>
          </table:table-cell>
          <table:table-cell table:style-name="Table4.B2" office:value-type="string">
            <text:p text:style-name="P3">6а. Актер не сделал выбор из результатов поиска</text:p>
            <text:p text:style-name="P3"><text:s text:c="6"/>1. Система предлагает добавить всех найденных кандидтов или перейти к выбору п.5;</text:p>
            <text:p text:style-name="P3">. <text:s text:c="4"/>2. Актер выбрал добавление всех найденных;</text:p>
            <text:p text:style-name="P3"><text:s text:c="6"/>3. Система добавляет найденных кандидатов.</text:p>
            <text:p text:style-name="P3">6<text:span text:style-name="T1">b. </text:span>Актер запрашивает закрытие формы.</text:p>
            <text:p text:style-name="P3"><text:s text:c="6"/>1. Система предупреждает, что выбранные кандидаты не добавлены, запрашивает подтвеждение закрытия.</text:p>
            <text:p text:style-name="P3"><text:s text:c="6"/>2. Актер подтверждает закрытие;</text:p>
            <text:p text:style-name="P3"><text:s text:c="6"/>3. Система возвращает кандидату со страницой вакансии.</text:p>
          </table:table-cell>
        </table:table-row>
        <table:table-row>
          <table:table-cell table:style-name="Table4.A2" office:value-type="string">
            <text:p text:style-name="P1">Variations</text:p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1">Frequency</text:p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1">Assumptions</text:p>
          </table:table-cell>
          <table:table-cell table:style-name="Table4.B2" office:value-type="string">
            <text:p text:style-name="P2"/>
          </table:table-cell>
        </table:table-row>
      </table:table>
      <text:p text:style-name="P8"/>
      <text:p text:style-name="P8"/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Use case</text:p>
          </table:table-cell>
          <table:table-cell table:style-name="Table5.B1" office:value-type="string">
            <text:p text:style-name="P22">Просмотр кандидатов на вакансию</text:p>
          </table:table-cell>
        </table:table-row>
        <table:table-row>
          <table:table-cell table:style-name="Table5.A2" office:value-type="string">
            <text:p text:style-name="P1">Id</text:p>
          </table:table-cell>
          <table:table-cell table:style-name="Table5.B2" office:value-type="string">
            <text:p text:style-name="P3">Н<text:span text:style-name="T1">R</text:span>-<text:span text:style-name="T1">5</text:span>.7</text:p>
          </table:table-cell>
        </table:table-row>
        <table:table-row>
          <table:table-cell table:style-name="Table5.A2" office:value-type="string">
            <text:p text:style-name="P1">Description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1">Level</text:p>
          </table:table-cell>
          <table:table-cell table:style-name="Table5.B2" office:value-type="string">
            <text:p text:style-name="P3">Пользовательская цель</text:p>
          </table:table-cell>
        </table:table-row>
        <table:table-row>
          <table:table-cell table:style-name="Table5.A2" office:value-type="string">
            <text:p text:style-name="P1">Actors</text:p>
          </table:table-cell>
          <table:table-cell table:style-name="Table5.B2" office:value-type="string">
            <text:p text:style-name="P3">Менеджер, Рекрутер, Фрилансер </text:p>
          </table:table-cell>
        </table:table-row>
        <table:table-row>
          <table:table-cell table:style-name="Table5.A2" office:value-type="string">
            <text:p text:style-name="P1">Pre-Conditions</text:p>
          </table:table-cell>
          <table:table-cell table:style-name="Table5.B2" office:value-type="string">
            <text:p text:style-name="P3">Пользователь имеет права на просмотр кандидатов на вакансию согласно назначенной роли. Открыта страница с вакансией</text:p>
          </table:table-cell>
        </table:table-row>
        <table:table-row>
          <table:table-cell table:style-name="Table5.A2" office:value-type="string">
            <text:p text:style-name="P1">Post Conditions</text:p>
          </table:table-cell>
          <table:table-cell table:style-name="Table5.B2" office:value-type="string">
            <text:p text:style-name="P3">Открыта страница со списком кандидатов, прикрепленных к вакансии</text:p>
          </table:table-cell>
        </table:table-row>
        <table:table-row>
          <table:table-cell table:style-name="Table5.A2" office:value-type="string">
            <text:p text:style-name="P1">Trigger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Main Success Scenario</text:p>
          </table:table-cell>
          <table:table-cell table:style-name="Table5.B2" office:value-type="string">
            <text:p text:style-name="P3">1. Актер запрашивает просмотр кандидатов, прикрепленных к вакансии;</text:p>
            <text:p text:style-name="P3">2. Система предоставляет список кандидатов, прикрепленных к вакансии.</text:p>
            <text:p text:style-name="P3"/>
          </table:table-cell>
        </table:table-row>
        <table:table-row>
          <table:table-cell table:style-name="Table5.A2" office:value-type="string">
            <text:p text:style-name="P1">Extensions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1">Variations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Frequency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Assumptions</text:p>
          </table:table-cell>
          <table:table-cell table:style-name="Table5.B2" office:value-type="string">
            <text:p text:style-name="P2"/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">Use case</text:p>
          </table:table-cell>
          <table:table-cell table:style-name="Table6.B1" office:value-type="string">
            <text:p text:style-name="P22">Изменение статуса кандидата внутри вакансии</text:p>
          </table:table-cell>
        </table:table-row>
        <table:table-row>
          <table:table-cell table:style-name="Table6.A2" office:value-type="string">
            <text:p text:style-name="P1">Id</text:p>
          </table:table-cell>
          <table:table-cell table:style-name="Table6.B2" office:value-type="string">
            <text:p text:style-name="P3">Н<text:span text:style-name="T1">R</text:span>-<text:span text:style-name="T1">5</text:span>.8</text:p>
          </table:table-cell>
        </table:table-row>
        <table:table-row>
          <table:table-cell table:style-name="Table6.A2" office:value-type="string">
            <text:p text:style-name="P1">Description</text:p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1">Level</text:p>
          </table:table-cell>
          <table:table-cell table:style-name="Table6.B2" office:value-type="string">
            <text:p text:style-name="P3">Пользовательская цель</text:p>
          </table:table-cell>
        </table:table-row>
        <table:table-row>
          <table:table-cell table:style-name="Table6.A2" office:value-type="string">
            <text:p text:style-name="P1">Actors</text:p>
          </table:table-cell>
          <table:table-cell table:style-name="Table6.B2" office:value-type="string">
            <text:p text:style-name="P3">Менеджер, Рекрутер, Фрилансер 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P3">Пользователь имеет права на изменения статуса кандидата согласно назначенной роли. Открыта страница с вакансией</text:p>
          </table:table-cell>
        </table:table-row>
        <table:table-row>
          <table:table-cell table:style-name="Table6.A2" office:value-type="string">
            <text:p text:style-name="P1">Post Conditions</text:p>
          </table:table-cell>
          <table:table-cell table:style-name="Table6.B2" office:value-type="string">
            <text:p text:style-name="P3">Статус кандидата изменен</text:p>
          </table:table-cell>
        </table:table-row>
        <table:table-row>
          <table:table-cell table:style-name="Table6.A2" office:value-type="string">
            <text:p text:style-name="P1">Trigger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1">Main Success Scenario</text:p>
          </table:table-cell>
          <table:table-cell table:style-name="Table6.B2" office:value-type="string">
            <text:p text:style-name="P3">1. Актер запрашивает страницу со списком кандидатов, прикрепленных к вакансии;</text:p>
            <text:p text:style-name="P3">2. Система предоставляет страницу со списком кандидатов, прикрепленных к вакансии;</text:p>
            <text:p text:style-name="P3">3. Актер запрашивает доступ к профилю конкретного кандидата, прикрепленного к вакансии;</text:p>
            <text:p text:style-name="P3">4. Система предоставляет доступ к профилю кандидата, прикрепленного к вакансии;</text:p>
            <text:p text:style-name="P3">5. Актер запрашивает изменение статуса кандидата;</text:p>
            <text:p text:style-name="P3">6. Система запрашивает подтверждение изменениия статуса кандидата и предоставляет поле для введения коментария;</text:p>
            <text:p text:style-name="P3">7. Актер заполняет поле с комментариями и <text:s/>подверждает изменения статуса кандидата;</text:p>
            <text:p text:style-name="P3">8. Система изменяет стаус кандидата.</text:p>
          </table:table-cell>
        </table:table-row>
        <table:table-row>
          <table:table-cell table:style-name="Table6.A2" office:value-type="string">
            <text:p text:style-name="P1">Extensions</text:p>
          </table:table-cell>
          <table:table-cell table:style-name="Table6.B2" office:value-type="string">
            <text:p text:style-name="P3">7а. Отмена изменения статуса кандидата:</text:p>
            <text:list xml:id="list36733363" text:style-name="L10">
              <text:list-item>
                <text:p text:style-name="P20">Актер не подтверждает изменение статуса кандидата;</text:p>
              </text:list-item>
              <text:list-item>
                <text:p text:style-name="P20">Система возвращает актеру страницу с профилем кандидата;</text:p>
              </text:list-item>
            </text:list>
            <text:p text:style-name="P3">7б. Отсутствие комментария при изменении статуса кандидата:</text:p>
            <text:list xml:id="list36738463" text:style-name="L11">
              <text:list-item>
                <text:p text:style-name="P24"><text:span text:style-name="T2">Актер подтверждает изменения статуса кандидата без внесения пояснительных комментариев;</text:span></text:p>
              </text:list-item>
              <text:list-item>
                <text:p text:style-name="P24"><text:span text:style-name="T2">Система выдает предупреждение о том, что поле комментария не заполнено и запрашивает подтвержение на выполнение операции;</text:span></text:p>
              </text:list-item>
              <text:list-item>
                <text:p text:style-name="P24"><text:span text:style-name="T2">Актер подтвержает изменение статуса кандидата без внесения пояснительных комментариев;</text:span></text:p>
              </text:list-item>
              <text:list-item>
                <text:p text:style-name="P24"><text:span text:style-name="T2">Система изменяет статус кандидата.</text:span></text:p>
              </text:list-item>
            </text:list>
          </table:table-cell>
        </table:table-row>
        <table:table-row>
          <table:table-cell table:style-name="Table6.A2" office:value-type="string">
            <text:p text:style-name="P1">Variations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1">Frequency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1">Assumptions</text:p>
          </table:table-cell>
          <table:table-cell table:style-name="Table6.B2" office:value-type="string">
            <text:p text:style-name="P2"/>
          </table:table-cell>
        </table:table-row>
      </table:table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Use case</text:p>
          </table:table-cell>
          <table:table-cell table:style-name="Table7.B1" office:value-type="string">
            <text:p text:style-name="P22">Удаление кандидата из вакансии</text:p>
          </table:table-cell>
        </table:table-row>
        <table:table-row>
          <table:table-cell table:style-name="Table7.A2" office:value-type="string">
            <text:p text:style-name="P1">Id</text:p>
          </table:table-cell>
          <table:table-cell table:style-name="Table7.B2" office:value-type="string">
            <text:p text:style-name="P3">Н<text:span text:style-name="T1">R</text:span>-<text:span text:style-name="T1">5</text:span>.9</text:p>
          </table:table-cell>
        </table:table-row>
        <table:table-row>
          <table:table-cell table:style-name="Table7.A2" office:value-type="string">
            <text:p text:style-name="P1">Description</text:p>
          </table:table-cell>
          <table:table-cell table:style-name="Table7.B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1">Level</text:p>
          </table:table-cell>
          <table:table-cell table:style-name="Table7.B2" office:value-type="string">
            <text:p text:style-name="P3">Пользовательская цель</text:p>
          </table:table-cell>
        </table:table-row>
        <text:soft-page-break/>
        <table:table-row>
          <table:table-cell table:style-name="Table7.A2" office:value-type="string">
            <text:p text:style-name="P1">Actors</text:p>
          </table:table-cell>
          <table:table-cell table:style-name="Table7.B2" office:value-type="string">
            <text:p text:style-name="P3">Менеджер, Рекрутер, Фрилансер </text:p>
          </table:table-cell>
        </table:table-row>
        <table:table-row>
          <table:table-cell table:style-name="Table7.A2" office:value-type="string">
            <text:p text:style-name="P1">Pre-Conditions</text:p>
          </table:table-cell>
          <table:table-cell table:style-name="Table7.B2" office:value-type="string">
            <text:p text:style-name="P3">Пользователь имеет права на удаление кандидата из вакансии согласно назначенной роли. Открыта страница с вакансией</text:p>
          </table:table-cell>
        </table:table-row>
        <table:table-row>
          <table:table-cell table:style-name="Table7.A2" office:value-type="string">
            <text:p text:style-name="P1">Post Conditions</text:p>
          </table:table-cell>
          <table:table-cell table:style-name="Table7.B2" office:value-type="string">
            <text:p text:style-name="P3">Кандидат удален из вакансии</text:p>
          </table:table-cell>
        </table:table-row>
        <table:table-row>
          <table:table-cell table:style-name="Table7.A2" office:value-type="string">
            <text:p text:style-name="P1">Trigger</text:p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">Main Success Scenario</text:p>
          </table:table-cell>
          <table:table-cell table:style-name="Table7.B2" office:value-type="string">
            <text:p text:style-name="P3">1. Актер запрашивает страницу со списком кандидатов, прикрепленных к вакансии;</text:p>
            <text:p text:style-name="P3">2. Система предоставляет страницу со списком кандидатов, прикрепленных к вакансии;</text:p>
            <text:p text:style-name="P3">3. Актер выбирает <text:s/>кандидата;</text:p>
            <text:p text:style-name="P3"><text:span text:style-name="T1">4</text:span>. Актер запрашивает удаление кандидата;</text:p>
            <text:p text:style-name="P3"><text:span text:style-name="T1">5</text:span>. Система выдает предупреждение о том, что в результате данной операции кандидат будет удален из данной вакансии и запрашивает подтверждение удаления;</text:p>
            <text:p text:style-name="P3"><text:span text:style-name="T1">6</text:span>. Актер подтверждает удаление;</text:p>
            <text:p text:style-name="P3"><text:span text:style-name="T1">7</text:span>. Система удаляет выбранного кандидата из вакансии.</text:p>
          </table:table-cell>
        </table:table-row>
        <table:table-row>
          <table:table-cell table:style-name="Table7.A2" office:value-type="string">
            <text:p text:style-name="P1">Extensions</text:p>
          </table:table-cell>
          <table:table-cell table:style-name="Table7.B2" office:value-type="string">
            <text:p text:style-name="P27">6<text:span text:style-name="T2">а. Отмена удаления кандидата из вакансии:</text:span></text:p>
            <text:list xml:id="list37243698" text:style-name="L12">
              <text:list-item>
                <text:p text:style-name="P21">Актер не подтверждает удаление кандидата из вакансии;</text:p>
              </text:list-item>
              <text:list-item>
                <text:p text:style-name="P21">Система возвращает актеру страницу с профилем кандидата.</text:p>
              </text:list-item>
            </text:list>
          </table:table-cell>
        </table:table-row>
        <table:table-row>
          <table:table-cell table:style-name="Table7.A2" office:value-type="string">
            <text:p text:style-name="P1">Variations</text:p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">Frequency</text:p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">Assumptions</text:p>
          </table:table-cell>
          <table:table-cell table:style-name="Table7.B2" office:value-type="string">
            <text:p text:style-name="P2"/>
          </table:table-cell>
        </table:table-row>
      </table:table>
      <text:p text:style-name="P5"/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Use case</text:p>
          </table:table-cell>
          <table:table-cell table:style-name="Table8.B1" office:value-type="string">
            <text:p text:style-name="P22">Изменение статуса вакансии</text:p>
          </table:table-cell>
        </table:table-row>
        <table:table-row>
          <table:table-cell table:style-name="Table8.A2" office:value-type="string">
            <text:p text:style-name="P1">Id</text:p>
          </table:table-cell>
          <table:table-cell table:style-name="Table8.B2" office:value-type="string">
            <text:p text:style-name="P3">НР-5.10</text:p>
          </table:table-cell>
        </table:table-row>
        <table:table-row>
          <table:table-cell table:style-name="Table8.A2" office:value-type="string">
            <text:p text:style-name="P1">Description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1">Level</text:p>
          </table:table-cell>
          <table:table-cell table:style-name="Table8.B2" office:value-type="string">
            <text:p text:style-name="P3">Пользовательская цель</text:p>
          </table:table-cell>
        </table:table-row>
        <table:table-row>
          <table:table-cell table:style-name="Table8.A2" office:value-type="string">
            <text:p text:style-name="P1">Actors</text:p>
          </table:table-cell>
          <table:table-cell table:style-name="Table8.B2" office:value-type="string">
            <text:p text:style-name="P3">Менеджер, Рекрутер, Фрилансер (только свои вакансии)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P3">Пользователь имеет права на изменение статуса вакансии согласно назначенной роли. Открыта страница с вакансией</text:p>
          </table:table-cell>
        </table:table-row>
        <table:table-row>
          <table:table-cell table:style-name="Table8.A2" office:value-type="string">
            <text:p text:style-name="P1">Post Conditions</text:p>
          </table:table-cell>
          <table:table-cell table:style-name="Table8.B2" office:value-type="string">
            <text:p text:style-name="P3">Статус вакансии изменен</text:p>
          </table:table-cell>
        </table:table-row>
        <table:table-row>
          <table:table-cell table:style-name="Table8.A2" office:value-type="string">
            <text:p text:style-name="P1">Trigger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">Main Success Scenario</text:p>
          </table:table-cell>
          <table:table-cell table:style-name="Table8.B2" office:value-type="string">
            <text:p text:style-name="P3">1. Актер запрашивает изменение статуса вакансии;</text:p>
            <text:p text:style-name="P3">2. Система предоставляет список предустановленных статусов;</text:p>
            <text:p text:style-name="P3">3. Актер выбирает желаемый статус;</text:p>
            <text:p text:style-name="P3">4. Актер запрашивает сохранение изменений;</text:p>
            <text:p text:style-name="P3">5. Система изменяет статус вакансии.</text:p>
          </table:table-cell>
        </table:table-row>
        <table:table-row>
          <table:table-cell table:style-name="Table8.A2" office:value-type="string">
            <text:p text:style-name="P1">Extensions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1">Variations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">Frequency</text:p>
          </table:table-cell>
          <table:table-cell table:style-name="Table8.B2" office:value-type="string">
            <text:p text:style-name="P3">4а. Отмена изменения статуса:</text:p>
            <text:list xml:id="list37361438" text:style-name="L13">
              <text:list-item>
                <text:p text:style-name="P25"><text:span text:style-name="T2">Актер закрывает страницу без предварительного сохранения </text:span><text:soft-page-break/><text:span text:style-name="T2">изменений;</text:span></text:p>
              </text:list-item>
              <text:list-item>
                <text:p text:style-name="P25"><text:span text:style-name="T2">Система выдает предупреждение о том, что в результате данной операции измененные данные будут утеряны и запрашивает подтверждение;</text:span></text:p>
              </text:list-item>
              <text:list-item>
                <text:p text:style-name="P25"><text:span text:style-name="T2">Актер подтверждает закрытие страницы без сохранения измененного статуса;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">Assumptions</text:p>
          </table:table-cell>
          <table:table-cell table:style-name="Table8.B2" office:value-type="string">
            <text:p text:style-name="P2"/>
          </table:table-cell>
        </table:table-row>
      </table:table>
      <text:p text:style-name="P5"/>
      <text:p text:style-name="P5"/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Use case</text:p>
          </table:table-cell>
          <table:table-cell table:style-name="Table9.B1" office:value-type="string">
            <text:p text:style-name="P22">Удаление (деактивация) вакансии</text:p>
          </table:table-cell>
        </table:table-row>
        <table:table-row>
          <table:table-cell table:style-name="Table9.A2" office:value-type="string">
            <text:p text:style-name="P1">Id</text:p>
          </table:table-cell>
          <table:table-cell table:style-name="Table9.B2" office:value-type="string">
            <text:p text:style-name="P3">Н<text:span text:style-name="T1">R</text:span>-5.11</text:p>
          </table:table-cell>
        </table:table-row>
        <table:table-row>
          <table:table-cell table:style-name="Table9.A2" office:value-type="string">
            <text:p text:style-name="P1">Description</text:p>
          </table:table-cell>
          <table:table-cell table:style-name="Table9.B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1">Level</text:p>
          </table:table-cell>
          <table:table-cell table:style-name="Table9.B2" office:value-type="string">
            <text:p text:style-name="P3">Пользовательская цель</text:p>
          </table:table-cell>
        </table:table-row>
        <table:table-row>
          <table:table-cell table:style-name="Table9.A2" office:value-type="string">
            <text:p text:style-name="P1">Actors</text:p>
          </table:table-cell>
          <table:table-cell table:style-name="Table9.B2" office:value-type="string">
            <text:p text:style-name="P3">Менеджер, Рекрутер, Фрилансер (только свои вакансии)</text:p>
          </table:table-cell>
        </table:table-row>
        <table:table-row>
          <table:table-cell table:style-name="Table9.A2" office:value-type="string">
            <text:p text:style-name="P1">Pre-Conditions</text:p>
          </table:table-cell>
          <table:table-cell table:style-name="Table9.B2" office:value-type="string">
            <text:p text:style-name="P3">Пользователь имеет права на удаление вакансии согласно назначенной роли. Открыта страница вакансии</text:p>
          </table:table-cell>
        </table:table-row>
        <table:table-row>
          <table:table-cell table:style-name="Table9.A2" office:value-type="string">
            <text:p text:style-name="P1">Post Conditions</text:p>
          </table:table-cell>
          <table:table-cell table:style-name="Table9.B2" office:value-type="string">
            <text:p text:style-name="P3">Вакансия удалена из базы</text:p>
          </table:table-cell>
        </table:table-row>
        <table:table-row>
          <table:table-cell table:style-name="Table9.A2" office:value-type="string">
            <text:p text:style-name="P1">Trigger</text:p>
          </table:table-cell>
          <table:table-cell table:style-name="Table9.B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1">Main Success Scenario</text:p>
          </table:table-cell>
          <table:table-cell table:style-name="Table9.B2" office:value-type="string">
            <text:p text:style-name="P3">1. Актер запрашивает удаление вакансии;</text:p>
            <text:p text:style-name="P3">2. Система выдает предупреждение о том, что в результате данной операции вакансия будет удалена из базы и запрашивает подтвеждение удаления;</text:p>
            <text:p text:style-name="P3">3. Актер подтверждает удаление;</text:p>
            <text:p text:style-name="P3">4. Система удаляет вакансию.</text:p>
          </table:table-cell>
        </table:table-row>
        <table:table-row>
          <table:table-cell table:style-name="Table9.A2" office:value-type="string">
            <text:p text:style-name="P1">Extensions</text:p>
          </table:table-cell>
          <table:table-cell table:style-name="Table9.B2" office:value-type="string">
            <text:p text:style-name="P27"><text:span text:style-name="T2">4а. Отмена удаления вакансии:</text:span></text:p>
            <text:list xml:id="list37429842" text:style-name="L14">
              <text:list-item>
                <text:p text:style-name="P28"><text:span text:style-name="T2">Актер не подтверждает удаление вакансии;</text:span></text:p>
              </text:list-item>
              <text:list-item>
                <text:p text:style-name="P28"><text:span text:style-name="T2">Система возвращает актеру страницу с вакансией.</text:span></text:p>
              </text:list-item>
            </text:list>
          </table:table-cell>
        </table:table-row>
        <table:table-row>
          <table:table-cell table:style-name="Table9.A2" office:value-type="string">
            <text:p text:style-name="P1">Variations</text:p>
          </table:table-cell>
          <table:table-cell table:style-name="Table9.B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1">Frequency</text:p>
          </table:table-cell>
          <table:table-cell table:style-name="Table9.B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1">Assumptions</text:p>
          </table:table-cell>
          <table:table-cell table:style-name="Table9.B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43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6-01-04T17:25:25.73</dc:date>
    <meta:editing-duration>PT04H39M57S</meta:editing-duration>
    <meta:editing-cycles>20</meta:editing-cycles>
    <meta:generator>OpenOffice.org/3.0$Win32 OpenOffice.org_project/300m15$Build-9379</meta:generator>
    <dc:creator>Alina Kulish</dc:creator>
    <meta:document-statistic meta:table-count="11" meta:image-count="0" meta:object-count="0" meta:page-count="8" meta:paragraph-count="341" meta:word-count="1497" meta:character-count="11434"/>
    <meta:user-defined meta:name="Поле 1"/>
    <meta:user-defined meta:name="Поле 2"/>
    <meta:user-defined meta:name="Поле 3"/>
    <meta:user-defined meta:name="Поле 4"/>
  </office:meta>
</office:document-meta>
</file>